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20000006BEB805705.png" manifest:media-type="image/png"/>
  <manifest:file-entry manifest:full-path="Pictures/1000916100000BCC00000B06B57B6B9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4.978cm"/>
    </style:style>
    <style:style style:name="gr5" style:family="graphic" style:parent-style-name="standard">
      <style:graphic-properties draw:stroke="none" svg:stroke-color="#000000" draw:fill="none" draw:fill-color="#ffffff" fo:min-height="1.15cm"/>
    </style:style>
    <style:style style:name="gr6" style:family="graphic" style:parent-style-name="standard">
      <style:graphic-properties draw:stroke="none" svg:stroke-color="#000000" draw:fill="none" draw:fill-color="#ffffff" fo:min-height="4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1" draw:id="id1" draw:layer="layout" svg:width="7.987cm" svg:height="3.866cm" svg:x="1.813cm" svg:y="2.734cm">
          <draw:image xlink:href="Pictures/1000916100000BCC00000B06B57B6B92.svg" xlink:type="simple" xlink:show="embed" xlink:actuate="onLoad">
            <text:p text:style-name="P1">attente_debut_trame</text:p>
          </draw:image>
          <draw:image xlink:href="Pictures/10000201000000720000006BEB805705.png" xlink:type="simple" xlink:show="embed" xlink:actuate="onLoad"/>
          <draw:glue-point draw:id="4" svg:x="2.246cm" svg:y="-3.794cm"/>
          <draw:glue-point draw:id="5" svg:x="3.498cm" svg:y="-2.501cm"/>
          <draw:glue-point draw:id="6" svg:x="4.124cm" svg:y="-0.431cm"/>
          <draw:glue-point draw:id="7" svg:x="3.122cm" svg:y="2.93cm"/>
          <draw:glue-point draw:id="8" svg:x="0.743cm" svg:y="4.224cm"/>
          <draw:glue-point draw:id="9" svg:x="-1.384cm" svg:y="3.965cm"/>
          <draw:glue-point draw:id="10" svg:x="-3.888cm" svg:y="-0.173cm"/>
        </draw:frame>
        <draw:frame draw:style-name="gr1" draw:text-style-name="P1" xml:id="id2" draw:id="id2" draw:layer="layout" svg:width="7.987cm" svg:height="3.866cm" svg:x="9.6cm" svg:y="6cm">
          <draw:image xlink:href="Pictures/1000916100000BCC00000B06B57B6B92.svg" xlink:type="simple" xlink:show="embed" xlink:actuate="onLoad">
            <text:p text:style-name="P1">attente_debut_groupe</text:p>
          </draw:image>
          <draw:image xlink:href="Pictures/10000201000000720000006BEB805705.png" xlink:type="simple" xlink:show="embed" xlink:actuate="onLoad"/>
          <draw:glue-point draw:id="4" svg:x="2.888cm" svg:y="-3.448cm"/>
          <draw:glue-point draw:id="5" svg:x="4.14cm" svg:y="-0.861cm"/>
          <draw:glue-point draw:id="6" svg:x="3.491cm" svg:y="2.501cm"/>
          <draw:glue-point draw:id="7" svg:x="1.26cm" svg:y="4.311cm"/>
          <draw:glue-point draw:id="8" svg:x="-1.744cm" svg:y="3.794cm"/>
          <draw:glue-point draw:id="9" svg:x="-3.622cm" svg:y="1.725cm"/>
          <draw:glue-point draw:id="10" svg:x="-2.37cm" svg:y="-3.448cm"/>
          <draw:glue-point draw:id="11" svg:x="-3.872cm" svg:y="-1.637cm"/>
        </draw:frame>
        <draw:frame draw:style-name="gr1" draw:text-style-name="P1" xml:id="id3" draw:id="id3" draw:layer="layout" svg:width="7.987cm" svg:height="3.866cm" svg:x="9.713cm" svg:y="11.934cm">
          <draw:image xlink:href="Pictures/1000916100000BCC00000B06B57B6B92.svg" xlink:type="simple" xlink:show="embed" xlink:actuate="onLoad">
            <text:p text:style-name="P1">traitement_groupe</text:p>
          </draw:image>
          <draw:image xlink:href="Pictures/10000201000000720000006BEB805705.png" xlink:type="simple" xlink:show="embed" xlink:actuate="onLoad"/>
          <draw:glue-point draw:id="4" svg:x="3.748cm" svg:y="1.896cm"/>
          <draw:glue-point draw:id="5" svg:x="4.249cm" svg:y="0.085cm"/>
          <draw:glue-point draw:id="6" svg:x="3.623cm" svg:y="-1.725cm"/>
          <draw:glue-point draw:id="7" svg:x="-3.638cm" svg:y="-1.983cm"/>
          <draw:glue-point draw:id="8" svg:x="-3.888cm" svg:y="1.12cm"/>
          <draw:glue-point draw:id="9" svg:x="-2.761cm" svg:y="3.448cm"/>
          <draw:glue-point draw:id="10" svg:x="1.494cm" svg:y="4.224cm"/>
        </draw:frame>
        <draw:frame draw:style-name="gr1" draw:text-style-name="P1" xml:id="id4" draw:id="id4" draw:layer="layout" svg:width="7.987cm" svg:height="3.866cm" svg:x="21.313cm" svg:y="8.2cm">
          <draw:image xlink:href="Pictures/1000916100000BCC00000B06B57B6B92.svg" xlink:type="simple" xlink:show="embed" xlink:actuate="onLoad">
            <text:p text:style-name="P1">Interruption</text:p>
          </draw:image>
          <draw:image xlink:href="Pictures/10000201000000720000006BEB805705.png" xlink:type="simple" xlink:show="embed" xlink:actuate="onLoad"/>
          <draw:glue-point draw:id="4" svg:x="-1.259cm" svg:y="-4.224cm"/>
          <draw:glue-point draw:id="5" svg:x="1.369cm" svg:y="-4.224cm"/>
          <draw:glue-point draw:id="6" svg:x="3.498cm" svg:y="-2.413cm"/>
          <draw:glue-point draw:id="7" svg:x="3.247cm" svg:y="2.501cm"/>
          <draw:glue-point draw:id="8" svg:x="1.745cm" svg:y="3.794cm"/>
          <draw:glue-point draw:id="9" svg:x="-2.135cm" svg:y="3.794cm"/>
          <draw:glue-point draw:id="10" svg:x="-3.888cm" svg:y="0.69cm"/>
        </draw:frame>
        <draw:line draw:style-name="gr2" draw:text-style-name="P1" draw:layer="layout" svg:x1="1cm" svg:y1="4.6cm" svg:x2="2.6cm" svg:y2="4.6cm">
          <text:p/>
        </draw:line>
        <draw:connector draw:style-name="gr2" draw:text-style-name="P1" draw:layer="layout" draw:type="curve" svg:x1="9.099cm" svg:y1="4.501cm" svg:x2="11.701cm" svg:y2="6.601cm" draw:start-shape="id1" draw:start-glue-point="6" draw:end-shape="id2" draw:end-glue-point="10" svg:d="M9099 4501c1735 0 2602 700 2602 2100" svg:viewBox="0 0 2603 2101">
          <text:p/>
        </draw:connector>
        <draw:connector draw:style-name="gr3" draw:text-style-name="P1" draw:layer="layout" draw:type="curve" svg:x1="10.701cm" svg:y1="8.599cm" svg:x2="10.801cm" svg:y2="13.101cm" draw:start-shape="id2" draw:start-glue-point="9" draw:end-shape="id3" draw:end-glue-point="7" svg:d="M10701 8599c-2401 0-2451 4502 100 4502" svg:viewBox="0 0 1908 4503">
          <text:p text:style-name="P1"><text:s/></text:p>
        </draw:connector>
        <draw:connector draw:style-name="gr2" draw:text-style-name="P2" draw:layer="layout" draw:type="curve" draw:line-skew="0cm -1.887cm" svg:x1="16.599cm" svg:y1="13.201cm" svg:x2="16.381cm" svg:y2="8.899cm" draw:start-shape="id3" draw:start-glue-point="6" draw:end-shape="id2" draw:end-glue-point="6" svg:d="M16599 13201c2401 0 2002-2094 1347-3127s-1565-1004-1565-1175" svg:viewBox="0 0 2067 4303">
          <text:p/>
        </draw:connector>
        <draw:frame draw:style-name="gr4" draw:text-style-name="P3" draw:layer="layout" svg:width="10.7cm" svg:height="5.228cm" svg:x="-2.9cm" svg:y="7.301cm">
          <draw:text-box>
            <text:p text:style-name="P3">ETX (enregistrer</text:p>
            <text:p text:style-name="P3">tableau de trame)</text:p>
            <text:p text:style-name="P3"><text:span text:style-name="T1">OU</text:span></text:p>
            <text:p text:style-name="P3"><text:span text:style-name="T2">checksum incorrect</text:span></text:p>
          </draw:text-box>
        </draw:frame>
        <draw:frame draw:style-name="gr5" draw:layer="layout" svg:width="1.8cm" svg:height="1.4cm" svg:x="8.8cm" svg:y="10.4cm">
          <draw:text-box>
            <text:p>LF</text:p>
          </draw:text-box>
        </draw:frame>
        <draw:frame draw:style-name="gr6" draw:text-style-name="P3" draw:layer="layout" svg:width="7.613cm" svg:height="4.517cm" svg:x="10.2cm" svg:y="9.3cm">
          <draw:text-box>
            <text:p text:style-name="P3">CR</text:p>
            <text:p text:style-name="P3">(enregistrer le groupe dans le tableau de <text:s/>trame tmp si checksum OK)</text:p>
          </draw:text-box>
        </draw:frame>
        <draw:connector draw:style-name="gr2" draw:text-style-name="P1" draw:layer="layout" draw:type="curve" svg:x1="28.099cm" svg:y1="9.201cm" svg:x2="7.599cm" svg:y2="3.201cm" draw:start-shape="id4" draw:start-glue-point="6" draw:end-shape="id1" draw:end-glue-point="4" svg:d="M28099 9201c0-10450-20500-7450-20500-6000" svg:viewBox="0 0 20501 7539">
          <text:p/>
        </draw:connector>
        <draw:connector draw:style-name="gr2" draw:text-style-name="P1" draw:layer="layout" draw:type="curve" draw:line-skew="0.699cm" svg:x1="8.599cm" svg:y1="3.701cm" svg:x2="26.399cm" svg:y2="8.501cm" draw:start-shape="id1" draw:start-glue-point="5" draw:end-shape="id4" draw:end-glue-point="5" svg:d="M8599 3701c0-1152 17800-3552 17800 4800" svg:viewBox="0 0 17801 6025">
          <text:p/>
        </draw:connector>
        <draw:connector draw:style-name="gr2" draw:text-style-name="P1" draw:layer="layout" draw:type="curve" svg:x1="17.099cm" svg:y1="13.899cm" svg:x2="23.601cm" svg:y2="11.599cm" draw:start-shape="id3" draw:start-glue-point="5" draw:end-shape="id4" draw:end-glue-point="9" svg:d="M17099 13899c4335 0 6502-766 6502-2300" svg:viewBox="0 0 6503 2301">
          <text:p/>
        </draw:connector>
        <draw:frame draw:style-name="gr7" draw:layer="layout" svg:width="1.81cm" svg:height="1.462cm" svg:x="25.1cm" svg:y="6.8cm">
          <draw:text-box>
            <text:p>EOT</text:p>
          </draw:text-box>
          <draw:glue-point draw:id="4" svg:x="-5cm" svg:y="-5cm"/>
          <draw:glue-point draw:id="5" svg:x="-5cm" svg:y="-5cm"/>
          <draw:glue-point draw:id="6" svg:x="-5cm" svg:y="-5cm"/>
        </draw:frame>
        <draw:frame draw:style-name="gr8" draw:layer="layout" svg:width="1.738cm" svg:height="0.962cm" svg:x="8.762cm" svg:y="1.138cm">
          <draw:text-box>
            <text:p>ETX</text:p>
          </draw:text-box>
        </draw:frame>
        <draw:frame draw:style-name="gr9" draw:layer="layout" svg:width="1.81cm" svg:height="0.962cm" svg:x="21.19cm" svg:y="11.538cm">
          <draw:text-box>
            <text:p>EOT</text:p>
          </draw:text-box>
        </draw:frame>
        <draw:connector draw:style-name="gr2" draw:text-style-name="P1" draw:layer="layout" draw:type="curve" svg:x1="24.301cm" svg:y1="8.501cm" svg:x2="15.899cm" svg:y2="6.601cm" draw:start-shape="id4" draw:start-glue-point="4" draw:end-shape="id2" draw:end-glue-point="4" svg:d="M24301 8501c0-4501-8402-3551-8402-1900" svg:viewBox="0 0 8403 3272">
          <text:p/>
        </draw:connector>
        <draw:connector draw:style-name="gr2" draw:text-style-name="P1" draw:layer="layout" draw:type="curve" draw:line-skew="0.85cm" svg:x1="16.899cm" svg:y1="7.601cm" svg:x2="22.201cm" svg:y2="10.399cm" draw:start-shape="id2" draw:start-glue-point="5" draw:end-shape="id4" draw:end-glue-point="10" svg:d="M16899 7601c5101 0 2451 2798 5302 2798" svg:viewBox="0 0 5303 2799">
          <text:p/>
        </draw:connector>
        <draw:frame draw:style-name="gr9" draw:layer="layout" svg:width="1.81cm" svg:height="0.962cm" svg:x="20.69cm" svg:y="8.438cm">
          <draw:text-box>
            <text:p>EOT</text:p>
          </draw:text-box>
          <draw:glue-point draw:id="4" svg:x="-5cm" svg:y="-5cm"/>
          <draw:glue-point draw:id="5" svg:x="-5cm" svg:y="-5cm"/>
          <draw:glue-point draw:id="6" svg:x="-5cm" svg:y="-5cm"/>
        </draw:frame>
        <draw:frame draw:style-name="gr10" draw:layer="layout" svg:width="1.738cm" svg:height="0.962cm" svg:x="14.8cm" svg:y="4.9cm">
          <draw:text-box>
            <text:p>STX</text:p>
          </draw:text-box>
          <draw:glue-point draw:id="4" svg:x="-5cm" svg:y="-5cm"/>
          <draw:glue-point draw:id="5" svg:x="-5cm" svg:y="-5cm"/>
          <draw:glue-point draw:id="6" svg:x="-5cm" svg:y="-5cm"/>
        </draw:frame>
        <draw:frame draw:style-name="gr10" draw:layer="layout" svg:width="1.738cm" svg:height="0.962cm" svg:x="11.462cm" svg:y="4.9cm">
          <draw:text-box>
            <text:p>STX</text:p>
          </draw:text-box>
          <draw:glue-point draw:id="4" svg:x="-5cm" svg:y="-5cm"/>
          <draw:glue-point draw:id="5" svg:x="-5cm" svg:y="-5cm"/>
          <draw:glue-point draw:id="6" svg:x="-5cm" svg:y="-5cm"/>
        </draw:frame>
        <draw:connector draw:style-name="gr2" draw:text-style-name="P1" draw:layer="layout" draw:type="curve" svg:x1="10.501cm" svg:y1="7.301cm" svg:x2="4.701cm" svg:y2="6.199cm" draw:start-shape="id2" draw:start-glue-point="11" draw:end-shape="id1" draw:end-glue-point="9" svg:d="M10501 7301c-3867 0-5800-367-5800-1102" svg:viewBox="0 0 5801 1103">
          <text:p/>
        </draw:connector>
        <draw:connector draw:style-name="gr2" draw:text-style-name="P1" draw:layer="layout" draw:type="curve" svg:x1="26.699cm" svg:y1="11.599cm" svg:x2="27.899cm" svg:y2="11.099cm" draw:start-shape="id4" draw:start-glue-point="8" draw:end-shape="id4" draw:end-glue-point="7" svg:d="M26699 11599c0 1450 1200 1700 1200-500" svg:viewBox="0 0 1201 1621">
          <text:p/>
        </draw:connector>
        <draw:frame draw:style-name="gr7" draw:layer="layout" svg:width="1.81cm" svg:height="1.462cm" svg:x="26.39cm" svg:y="12.838cm">
          <draw:text-box>
            <text:p>EOT</text:p>
          </draw:text-box>
          <draw:glue-point draw:id="4" svg:x="-5cm" svg:y="-5cm"/>
          <draw:glue-point draw:id="5" svg:x="-5cm" svg:y="-5cm"/>
          <draw:glue-point draw:id="6" svg:x="-5cm" svg:y="-5cm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autier HUSSON</meta:initial-creator>
    <meta:creation-date>2016-08-25T17:49:36.188390278</meta:creation-date>
    <dc:date>2016-08-28T00:58:36.471600308</dc:date>
    <meta:editing-duration>PT15H16M24S</meta:editing-duration>
    <meta:editing-cycles>5</meta:editing-cycles>
    <meta:generator>LibreOffice/4.3.3.2$Linux_X86_64 LibreOffice_project/430m0$Build-2</meta:generator>
    <meta:document-statistic meta:object-count="25"/>
  </office:meta>
</office:document-meta>
</file>